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7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2pt" fo:letter-spacing="normal" fo:font-weight="normal" style:font-size-asian="12pt" style:font-size-complex="12pt"/>
    </style:style>
    <style:style style:name="T6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768">
        <text:p text:style-name="P3"><text:span text:style-name="T5">In the terminal run the command: cat /etc/apache2/ports.conf . </text:span><text:span text:style-name="Strong_20_Emphasis"><text:span text:style-name="T5">What part of the ports.conf file enables the port 80 (HTTP)?</text:span></text:span></text:p>
        <text:list xml:id="list1922733443568657572" text:style-name="L1">
          <text:list-item>
            <text:p text:style-name="P4">KeepAlive Off</text:p>
          </text:list-item>
          <text:list-item>
            <text:p text:style-name="P4">Listen 80<text:tab/><text:tab/><text:tab/><text:span text:style-name="T6">rigth</text:span></text:p>
          </text:list-item>
          <text:list-item>
            <text:p text:style-name="P4">User nobody</text:p>
          </text:list-item>
        </text:list>
        <text:p text:style-name="P6">Score: 0.50</text:p>
      </text:section>
      <text:section text:style-name="Sect1" text:name="770">
        <text:p text:style-name="P2">2)</text:p>
        <text:p text:style-name="P3"><text:span text:style-name="Strong_20_Emphasis"><text:span text:style-name="T5">What is a virtual host?</text:span></text:span></text:p>
        <text:list xml:id="list3349013975007393272" text:style-name="L2">
          <text:list-item>
            <text:p text:style-name="P5">It is way to configure an IP address</text:p>
          </text:list-item>
          <text:list-item>
            <text:p text:style-name="P5">It is a way to configure a virtual server</text:p>
          </text:list-item>
          <text:list-item>
            <text:p text:style-name="P5">It is an identifier for a website hosted on the apache2 web server<text:tab/><text:tab/><text:span text:style-name="T6">rigth</text:span></text:p>
            <text:p text:style-name="P7">Comments: Because we need to use the system name, not the display name (which is only designed to help for human reading).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5S</meta:editing-duration>
    <meta:editing-cycles>3</meta:editing-cycles>
    <meta:generator>OpenOffice/4.1.14$Win32 OpenOffice.org_project/4114m1$Build-9811</meta:generator>
    <dc:date>2023-11-16T15:16:57.05</dc:date>
    <meta:document-statistic meta:table-count="0" meta:image-count="0" meta:object-count="0" meta:page-count="1" meta:paragraph-count="12" meta:word-count="96" meta:character-count="481"/>
    <dc:creator>kaos sevdalisi</dc:creator>
    <meta:user-defined meta:name="Info 1"/>
    <meta:user-defined meta:name="Info 2"/>
    <meta:user-defined meta:name="Info 3"/>
    <meta:user-defined meta:name="Info 4"/>
  </office:meta>
</office:document-meta>
</file>